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0.74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Bill of materials for the Fablab RFID machine access conroller / logger 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 per piece</text:p>
          </table:table-cell>
          <table:table-cell table:style-name="ce2" office:value-type="string" calcext:value-type="string">
            <text:p>Ordering information</text:p>
          </table:table-cell>
          <table:table-cell table:style-name="ce2" office:value-type="string" calcext:value-type="string">
            <text:p>Order Quantitiy</text:p>
          </table:table-cell>
          <table:table-cell table:style-name="ce2" office:value-type="string" calcext:value-type="string">
            <text:p>Ordering Price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www.seeedstudio.com/fusion_pcb.html" xlink:type="simple">Seeedstudio, DHL shipp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5V 2A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a xlink:href="https://www.aliexpress.com/item/1PCS-5V2A-New-AC-100V-240V-Converter-Adapter-DC-5V-2A-2000mA-Power-Supply-EU-Plug/32277477479.html?spm=2114.13010608.0.0.6eOaU9" xlink:type="simple">Aliexpress</text:a>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, 1206, X7R, 16V</text:p>
          </table:table-cell>
          <table:table-cell office:value-type="float" office:value="1" calcext:value-type="float">
            <text:p>1</text:p>
          </table:table-cell>
          <table:table-cell table:formula="of:=[.G6]/[.F6]*[.C6]" office:value-type="float" office:value="0.176" calcext:value-type="float">
            <text:p>0.18</text:p>
          </table:table-cell>
          <table:table-cell office:value-type="string" calcext:value-type="string">
            <text:p><text:a xlink:href="https://www.aliexpress.com/item/Free-Shipping-50PCS-1206-107M-100UF-20-X7R-16V-chip-SMD-Ceramic-capacitor-3216-1206-SMD/32639706932.html?spm=2114.13010608.0.0.7WgAoD" xlink:type="simple">Aliexpr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C2, C3</text:p>
          </table:table-cell>
          <table:table-cell office:value-type="string" calcext:value-type="string">
            <text:p>10uF, 0805, X7R, 25V</text:p>
          </table:table-cell>
          <table:table-cell office:value-type="float" office:value="2" calcext:value-type="float">
            <text:p>2</text:p>
          </table:table-cell>
          <table:table-cell table:formula="of:=[.G7]/[.F7]*[.C7]" office:value-type="float" office:value="0.08" calcext:value-type="float">
            <text:p>0.08</text:p>
          </table:table-cell>
          <table:table-cell office:value-type="string" calcext:value-type="string">
            <text:p><text:a xlink:href="https://www.aliexpress.com/item/100pcs-lot-10uF-X7R-Error-10-25V-0805-smd-capacitor/32319279591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6, C7, C8</text:p>
          </table:table-cell>
          <table:table-cell office:value-type="string" calcext:value-type="string">
            <text:p>100nF, 0603, X7R, 50V</text:p>
          </table:table-cell>
          <table:table-cell office:value-type="float" office:value="3" calcext:value-type="float">
            <text:p>3</text:p>
          </table:table-cell>
          <table:table-cell table:formula="of:=[.G8]/[.F8]*[.C8]" office:value-type="float" office:value="0.0162" calcext:value-type="float">
            <text:p>0.02</text:p>
          </table:table-cell>
          <table:table-cell office:value-type="string" calcext:value-type="string">
            <text:p><text:a xlink:href="https://www.aliexpress.com/item/100pcs-lot-100nF-X7R-Error-10-50V-0805-smd-capacitor/323189388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D1, D2</text:p>
          </table:table-cell>
          <table:table-cell office:value-type="string" calcext:value-type="string">
            <text:p>1N4148, Minimelf</text:p>
          </table:table-cell>
          <table:table-cell office:value-type="float" office:value="2" calcext:value-type="float">
            <text:p>2</text:p>
          </table:table-cell>
          <table:table-cell table:formula="of:=[.G9]/[.F9]*[.C9]" office:value-type="float" office:value="0.0072" calcext:value-type="float">
            <text:p>0.01</text:p>
          </table:table-cell>
          <table:table-cell office:value-type="string" calcext:value-type="string">
            <text:p><text:a xlink:href="https://www.aliexpress.com/item/Free-shipping-100PCS-LL4148-LL-34-1N4148-IN4148-smd-High-speed-switching-diodes/323344604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A, Schottky, SMA</text:p>
          </table:table-cell>
          <table:table-cell office:value-type="float" office:value="1" calcext:value-type="float">
            <text:p>1</text:p>
          </table:table-cell>
          <table:table-cell table:formula="of:=[.G10]/[.F10]*[.C10]" office:value-type="float" office:value="0.01" calcext:value-type="float">
            <text:p>0.01</text:p>
          </table:table-cell>
          <table:table-cell office:value-type="string" calcext:value-type="string">
            <text:p><text:a xlink:href="https://www.aliexpress.com/item/Free-shipping-100pcs-sma-1n5819-smd-1A-40V-do-214ac-Schottky-diode-SOt-23-diode-ss14/32337470783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1 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formula="of:=[.G11]/[.F11]*[.C11]" office:value-type="float" office:value="0.14" calcext:value-type="float">
            <text:p>0.14</text:p>
          </table:table-cell>
          <table:table-cell office:value-type="string" calcext:value-type="string">
            <text:p><text:a xlink:href="https://www.aliexpress.com/item/10PCS-Panel-Mount-PCB-Fuse-Holder-Case-w-Cover-5x20mm-With-Transparent-Cover-5-20-High/32761598754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F1-2</text:p>
          </table:table-cell>
          <table:table-cell office:value-type="string" calcext:value-type="string">
            <text:p>5A Fuse, 5x20mm</text:p>
          </table:table-cell>
          <table:table-cell office:value-type="float" office:value="1" calcext:value-type="float">
            <text:p>1</text:p>
          </table:table-cell>
          <table:table-cell table:formula="of:=[.G12]/[.F12]*[.C12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50pcs-Ceramic-tube-6-30mm-20A-250V-6X30-Quick-break-F20A/32523716039.html?spm=2114.13010608.0.0.HYay3r" xlink:type="simple">Aliexpres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B1, B2</text:p>
          </table:table-cell>
          <table:table-cell office:value-type="string" calcext:value-type="string">
            <text:p>Tactaile button</text:p>
          </table:table-cell>
          <table:table-cell office:value-type="float" office:value="2" calcext:value-type="float">
            <text:p>2</text:p>
          </table:table-cell>
          <table:table-cell table:formula="of:=[.G13]/[.F13]*[.C13]" office:value-type="float" office:value="0.145" calcext:value-type="float">
            <text:p>0.15</text:p>
          </table:table-cell>
          <table:table-cell office:value-type="string" calcext:value-type="string">
            <text:p><text:a xlink:href="https://www.aliexpress.com/item/20pcs-smd-3-4-2MM-Micro-button-3X4X2-tact-switch-2-pin-little-turtle-single-shrapnel/32530022647.html?spm=2114.13010608.0.0.LwXOmS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D-Card Slot</text:p>
          </table:table-cell>
          <table:table-cell office:value-type="float" office:value="1" calcext:value-type="float">
            <text:p>1</text:p>
          </table:table-cell>
          <table:table-cell table:formula="of:=[.G14]/[.F14]*[.C14]" office:value-type="float" office:value="0.27" calcext:value-type="float">
            <text:p>0.27</text:p>
          </table:table-cell>
          <table:table-cell office:value-type="string" calcext:value-type="string">
            <text:p><text:a xlink:href="https://www.aliexpress.com/item/10pcs-lot-Trans-Flash-TF-Micro-SD-Card-Socket-Adapter-pop-up-micro-TF-memory-card/32297753919.html?spm=2114.13010608.0.0.1FPajv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.5x2.1 DC Jack</text:p>
          </table:table-cell>
          <table:table-cell office:value-type="float" office:value="1" calcext:value-type="float">
            <text:p>1</text:p>
          </table:table-cell>
          <table:table-cell table:formula="of:=[.G15]/[.F15]*[.C15]" office:value-type="float" office:value="0.0575" calcext:value-type="float">
            <text:p>0.06</text:p>
          </table:table-cell>
          <table:table-cell office:value-type="string" calcext:value-type="string">
            <text:p><text:a xlink:href="https://www.aliexpress.com/item/20PCS-LOT-DC-005-Black-and-White-DC-Power-Jack-Socket-Connector-DC005-5-5-2/32730260523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Screw Terminal 3P</text:p>
          </table:table-cell>
          <table:table-cell office:value-type="float" office:value="1" calcext:value-type="float">
            <text:p>1</text:p>
          </table:table-cell>
          <table:table-cell table:formula="of:=[.G16]/[.F16]*[.C16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Lot-KF301-3P-KF301-5-0MM-3P-Blue-KF301-Screw-3Pin-5-0mm-Straight/32732383478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JP8, JP9</text:p>
          </table:table-cell>
          <table:table-cell office:value-type="string" calcext:value-type="string">
            <text:p>Screw Terminal 2P</text:p>
          </table:table-cell>
          <table:table-cell office:value-type="float" office:value="2" calcext:value-type="float">
            <text:p>2</text:p>
          </table:table-cell>
          <table:table-cell table:formula="of:=[.G17]/[.F17]*[.C17]" office:value-type="float" office:value="0.3" calcext:value-type="float">
            <text:p>0.3</text:p>
          </table:table-cell>
          <table:table-cell office:value-type="string" calcext:value-type="string">
            <text:p><text:a xlink:href="https://www.aliexpress.com/item/10Pcs-5mm-5-08mm-2Pins-2P-2-PINS-PCB-Screw-Terminal-Block-Connectors-300V-10A-DG128/32691479684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office:value-type="float" office:value="1" calcext:value-type="float">
            <text:p>1</text:p>
          </table:table-cell>
          <table:table-cell table:formula="of:=[.G18]/[.F18]*[.C18]" office:value-type="float" office:value="0.25" calcext:value-type="float">
            <text:p>0.25</text:p>
          </table:table-cell>
          <table:table-cell office:value-type="string" calcext:value-type="string">
            <text:p><text:a xlink:href="https://www.aliexpress.com/item/10-1000pcs-WS2812B-4pins-5050-SMD-Black-White-version-WS2812-Individually-Addressable-Digital-RGB-LED-Chip/32453497583.html?spm=2114.01010208.3.26.2zTzcR&amp;ws_ab_test=searchweb0_0,searchweb201602_2_10152_10065_10151_10068_5010018_10136_10137_10060_10138_10155_10062_437_10134_10154_10056_10055_10054_10059_303_100031_10099_9912_10103_10102_10096_10052_10053_10107_10050_10142_10051_5030018_10084_10083_10080_10082_10081_10177_10110_519_10111_10112_10113_10114_10182_10185_10078_10079_10073_10123_10189_142-10051_9912,searchweb201603_13,ppcSwitch_3&amp;btsid=5d72a9a6-e297-4c2e-aa81-ea1e7eb465ba&amp;algo_expid=423be557-ac1a-435d-abf7-a7e681e7a3fd-6&amp;algo_pvid=423be557-ac1a-435d-abf7-a7e681e7a3fd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EL357 optocoupler</text:p>
          </table:table-cell>
          <table:table-cell office:value-type="float" office:value="1" calcext:value-type="float">
            <text:p>1</text:p>
          </table:table-cell>
          <table:table-cell table:formula="of:=[.G19]/[.F19]*[.C19]" office:value-type="float" office:value="0.065" calcext:value-type="float">
            <text:p>0.07</text:p>
          </table:table-cell>
          <table:table-cell office:value-type="string" calcext:value-type="string">
            <text:p><text:a xlink:href="https://www.aliexpress.com/item/Free-shipping-20pcs-EL357NC-SMD-Optocoupler-EL357-EL357N/32341947060.html?spm=2114.13010608.0.0.7WgAoD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table:style-name="ce4" office:value-type="string" calcext:value-type="string">
            <text:p>R1, R2, R3, T4, R5, R7, R10</text:p>
          </table:table-cell>
          <table:table-cell office:value-type="string" calcext:value-type="string">
            <text:p>10k, 0603</text:p>
          </table:table-cell>
          <table:table-cell office:value-type="float" office:value="7" calcext:value-type="float">
            <text:p>7</text:p>
          </table:table-cell>
          <table:table-cell table:formula="of:=0.01*[.C20]" office:value-type="float" office:value="0.07" calcext:value-type="float">
            <text:p>0.07</text:p>
          </table:table-cell>
          <table:table-cell table:style-name="ce6" office:value-type="string" calcext:value-type="string" table:number-columns-spanned="1" table:number-rows-spanned="3">
            <text:p><text:a xlink:href="https://www.aliexpress.com/item/Free-shipping-Hot-sale-0603-SMD-Resistor-Kit-Assorted-Kit-1ohm-10M-ohm-1-36valuesX20pcs-720pcs/32359683117.html?spm=2114.13010608.0.0.Yd6aJS" xlink:type="simple">Aliexpress 0603 Resistor Kit</text:a></text:p>
          </table:table-cell>
          <table:table-cell table:style-name="ce7" office:value-type="float" office:value="20" calcext:value-type="float" table:number-columns-spanned="1" table:number-rows-spanned="3">
            <text:p>20</text:p>
          </table:table-cell>
          <table:table-cell table:style-name="ce7" office:value-type="float" office:value="1.85" calcext:value-type="float" table:number-columns-spanned="1" table:number-rows-spanned="3">
            <text:p>1.85</text:p>
          </table:table-cell>
        </table:table-row>
        <table:table-row table:style-name="ro2">
          <table:table-cell office:value-type="string" calcext:value-type="string">
            <text:p>R6, R9, R11, R12</text:p>
          </table:table-cell>
          <table:table-cell office:value-type="string" calcext:value-type="string">
            <text:p>1k, 0603</text:p>
          </table:table-cell>
          <table:table-cell office:value-type="float" office:value="4" calcext:value-type="float">
            <text:p>4</text:p>
          </table:table-cell>
          <table:table-cell table:formula="of:=0.01*[.C21]" office:value-type="float" office:value="0.04" calcext:value-type="float">
            <text:p>0.04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510R, 0603</text:p>
          </table:table-cell>
          <table:table-cell office:value-type="float" office:value="1" calcext:value-type="float">
            <text:p>1</text:p>
          </table:table-cell>
          <table:table-cell table:formula="of:=0.01*[.C22]" office:value-type="float" office:value="0.01" calcext:value-type="float">
            <text:p>0.0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P1</text:p>
          </table:table-cell>
          <table:table-cell office:value-type="string" calcext:value-type="string">
            <text:p>Piezo Speaker</text:p>
          </table:table-cell>
          <table:table-cell office:value-type="float" office:value="1" calcext:value-type="float">
            <text:p>1</text:p>
          </table:table-cell>
          <table:table-cell table:formula="of:=[.G23]/[.F23]*[.C23]" office:value-type="float" office:value="0.16" calcext:value-type="float">
            <text:p>0.16</text:p>
          </table:table-cell>
          <table:table-cell office:value-type="string" calcext:value-type="string">
            <text:p><text:a xlink:href="https://www.aliexpress.com/item/10pcs-Piezoelectric-Piezo-Passive-Electronic-Buzzer-Speaker-14-7-Loudspeaker-1407-5V-14x7mm-4KHz-2mA-Black/3280229607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T1, T2</text:p>
          </table:table-cell>
          <table:table-cell office:value-type="string" calcext:value-type="string">
            <text:p>NPN 40V, 0.6A SOT23</text:p>
          </table:table-cell>
          <table:table-cell office:value-type="float" office:value="2" calcext:value-type="float">
            <text:p>2</text:p>
          </table:table-cell>
          <table:table-cell table:formula="of:=[.G24]/[.F24]*[.C24]" office:value-type="float" office:value="0.028" calcext:value-type="float">
            <text:p>0.03</text:p>
          </table:table-cell>
          <table:table-cell office:value-type="string" calcext:value-type="string">
            <text:p><text:a xlink:href="https://www.aliexpress.com/item/MMBT2222A-SOT-23-500pcs-lot-Triode-Transistor/32311239794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VS1</text:p>
          </table:table-cell>
          <table:table-cell office:value-type="string" calcext:value-type="string">
            <text:p>SMBJ5.0CA</text:p>
          </table:table-cell>
          <table:table-cell office:value-type="float" office:value="1" calcext:value-type="float">
            <text:p>1</text:p>
          </table:table-cell>
          <table:table-cell table:formula="of:=[.G25]/[.F25]*[.C25]" office:value-type="float" office:value="0.06" calcext:value-type="float">
            <text:p>0.06</text:p>
          </table:table-cell>
          <table:table-cell office:value-type="string" calcext:value-type="string">
            <text:p><text:a xlink:href="https://www.aliexpress.com/item/Free-shipping-20pcs-600W-SMB-DO-214AA-smd-tvs-diode-SMBJ5-0CA/32338238265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0.96" OLED Display</text:p>
          </table:table-cell>
          <table:table-cell office:value-type="float" office:value="1" calcext:value-type="float">
            <text:p>1</text:p>
          </table:table-cell>
          <table:table-cell table:formula="of:=[.G26]/[.F26]*[.C26]" office:value-type="float" office:value="2.56" calcext:value-type="float">
            <text:p>2.56</text:p>
          </table:table-cell>
          <table:table-cell office:value-type="string" calcext:value-type="string">
            <text:p><text:a xlink:href="https://www.aliexpress.com/item/10pcs-0-96-white-0-96-inch-OLED-module-New-128X64-OLED-LCD-LED-Display-Module/3264375335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Micro USB Jack</text:p>
          </table:table-cell>
          <table:table-cell office:value-type="float" office:value="1" calcext:value-type="float">
            <text:p>1</text:p>
          </table:table-cell>
          <table:table-cell table:formula="of:=[.G27]/[.F27]*[.C27]" office:value-type="float" office:value="0.033" calcext:value-type="float">
            <text:p>0.03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EL1</text:p>
          </table:table-cell>
          <table:table-cell office:value-type="string" calcext:value-type="string">
            <text:p>SRD-05VDC-SL-C Relay</text:p>
          </table:table-cell>
          <table:table-cell office:value-type="float" office:value="1" calcext:value-type="float">
            <text:p>1</text:p>
          </table:table-cell>
          <table:table-cell table:formula="of:=[.G28]/[.F28]*[.C28]" office:value-type="float" office:value="0.56" calcext:value-type="float">
            <text:p>0.56</text:p>
          </table:table-cell>
          <table:table-cell office:value-type="string" calcext:value-type="string">
            <text:p><text:a xlink:href="https://www.aliexpress.com/item/T73-5VDC-SONGLE-Power-Relay-SRD-05VDC-SL-C-PCB-Type-20pcs-Free-Shipping/3252081079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ESP-12F Module</text:p>
          </table:table-cell>
          <table:table-cell office:value-type="float" office:value="1" calcext:value-type="float">
            <text:p>1</text:p>
          </table:table-cell>
          <table:table-cell table:formula="of:=[.G29]/[.F29]*[.C29]" office:value-type="float" office:value="2.13" calcext:value-type="float">
            <text:p>2.13</text:p>
          </table:table-cell>
          <table:table-cell office:value-type="string" calcext:value-type="string">
            <text:p><text:a xlink:href="https://www.aliexpress.com/item/10pcs-2015-New-version-1PCS-ESP-12F-ESP-12E-upgrade-ESP8266-remote-serial-Port-WIFI-wireless/3258986536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RFID</text:p>
          </table:table-cell>
          <table:table-cell office:value-type="string" calcext:value-type="string">
            <text:p>MFRC-522 Module</text:p>
          </table:table-cell>
          <table:table-cell office:value-type="float" office:value="1" calcext:value-type="float">
            <text:p>1</text:p>
          </table:table-cell>
          <table:table-cell table:formula="of:=[.G30]/[.F30]*[.C30]" office:value-type="float" office:value="1.64" calcext:value-type="float">
            <text:p>1.64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RT9013-33PB SOT23-5</text:p>
          </table:table-cell>
          <table:table-cell office:value-type="float" office:value="1" calcext:value-type="float">
            <text:p>1</text:p>
          </table:table-cell>
          <table:table-cell table:formula="of:=[.G31]/[.F31]*[.C31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/>
          <table:table-cell table:style-name="ce5" office:value-type="string" calcext:value-type="string">
            <text:p>Price per Unit*</text:p>
          </table:table-cell>
          <table:table-cell table:style-name="Default"/>
          <table:table-cell table:style-name="ce5" table:formula="of:=SUM([.D4:.D32])" office:value-type="float" office:value="14.6079" calcext:value-type="float">
            <text:p>14.61</text:p>
          </table:table-cell>
          <table:table-cell table:style-name="Default"/>
          <table:table-cell table:style-name="Default" office:value-type="string" calcext:value-type="string">
            <text:p>Total Order Price</text:p>
          </table:table-cell>
          <table:table-cell table:style-name="Default" table:formula="of:=SUM([.G4:.G32])" office:value-type="float" office:value="175.15" calcext:value-type="float">
            <text:p>175.15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if ordering of exactly 10 parts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 style:data-style-name="N2" text:time-value="09:57:31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30S</meta:editing-duration>
    <meta:editing-cycles>9</meta:editing-cycles>
    <meta:generator>LibreOffice/5.3.3.2$Windows_x86 LibreOffice_project/3d9a8b4b4e538a85e0782bd6c2d430bafe583448</meta:generator>
    <dc:date>2017-06-03T11:14:19.713000000</dc:date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